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Zuprüfendepunkte" style:family="table">
      <style:table-properties style:width="17cm" table:align="margins"/>
    </style:style>
    <style:style style:name="Zuprüfendepunkte.A" style:family="table-column">
      <style:table-column-properties style:column-width="5.666cm" style:rel-column-width="21840*"/>
    </style:style>
    <style:style style:name="Zuprüfendepunkte.B" style:family="table-column">
      <style:table-column-properties style:column-width="5.667cm" style:rel-column-width="21847*"/>
    </style:style>
    <style:style style:name="Zuprüfendepunkte.C" style:family="table-column">
      <style:table-column-properties style:column-width="5.667cm" style:rel-column-width="21848*"/>
    </style:style>
    <style:style style:name="Zuprüfendepunkte.1" style:family="table-row">
      <style:table-row-properties style:min-row-height="0.593cm"/>
    </style:style>
    <style:style style:name="Zuprüfendepunkte.A1" style:family="table-cell">
      <style:table-cell-properties style:writing-mode="page"/>
    </style:style>
    <style:style style:name="P1" style:family="paragraph" style:parent-style-name="Standard">
      <style:text-properties officeooo:paragraph-rsid="00131aef"/>
    </style:style>
    <style:style style:name="P2" style:family="paragraph" style:parent-style-name="Table_20_Contents">
      <style:text-properties officeooo:paragraph-rsid="00131aef"/>
    </style:style>
    <style:style style:name="P3" style:family="paragraph" style:parent-style-name="Table_20_Contents">
      <style:text-properties officeooo:rsid="0017e305" officeooo:paragraph-rsid="00131aef"/>
    </style:style>
    <style:style style:name="P4" style:family="paragraph" style:parent-style-name="Text_20_body">
      <style:text-properties officeooo:rsid="0017e305" officeooo:paragraph-rsid="00131aef"/>
    </style:style>
    <style:style style:name="P5" style:family="paragraph" style:parent-style-name="Text_20_body">
      <style:text-properties officeooo:rsid="0013a300" officeooo:paragraph-rsid="00131aef"/>
    </style:style>
    <style:style style:name="P6" style:family="paragraph" style:parent-style-name="Text_20_body">
      <style:text-properties fo:font-weight="bold" officeooo:rsid="0011b5d2" officeooo:paragraph-rsid="001500b4" style:font-weight-asian="bold" style:font-weight-complex="bold"/>
    </style:style>
    <style:style style:name="P7" style:family="paragraph" style:parent-style-name="Table_20_Contents">
      <style:text-properties officeooo:rsid="00134060" officeooo:paragraph-rsid="00131aef"/>
    </style:style>
    <style:style style:name="P8" style:family="paragraph" style:parent-style-name="Table_20_Heading">
      <style:text-properties officeooo:rsid="001c9fda" officeooo:paragraph-rsid="0016cbcb"/>
    </style:style>
    <style:style style:name="T1" style:family="text">
      <style:text-properties officeooo:rsid="00134060"/>
    </style:style>
    <style:style style:name="T2" style:family="text">
      <style:text-properties fo:font-variant="normal" fo:text-transform="none" fo:color="#292929"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is checklist is based on document “APP.3.6 DNS” from the BSI Basic Protection Manual.</text:p>
      <text:p text:style-name="Text_20_body">It deals with general security guidelines for DNS servers. The chapter covers all eventualities when using a DNS server. The questionnaire only addresses the parts relevant to a Samba domain.</text:p>
      <table:table table:name="Zuprüfendepunkte" table:style-name="Zuprüfendepunkte">
        <table:table-column table:style-name="Zuprüfendepunkte.A"/>
        <table:table-column table:style-name="Zuprüfendepunkte.B"/>
        <table:table-column table:style-name="Zuprüfendepunkte.C"/>
        <table:table-header-rows>
          <table:table-row table:style-name="Zuprüfendepunkte.1">
            <table:table-cell table:style-name="Zuprüfendepunkte.A1" office:value-type="string">
              <text:p text:style-name="P6">Setting to be checked</text:p>
            </table:table-cell>
            <table:table-cell table:style-name="Zuprüfendepunkte.A1" office:value-type="string">
              <text:p text:style-name="P8">Target</text:p>
            </table:table-cell>
            <table:table-cell table:style-name="Zuprüfendepunkte.A1" office:value-type="string">
              <text:p text:style-name="P8">Actual</text:p>
            </table:table-cell>
          </table:table-row>
        </table:table-header-rows>
        <table:table-row>
          <table:table-cell table:style-name="Zuprüfendepunkte.A1" office:value-type="string">
            <text:p text:style-name="P3"><text:span text:style-name="T1">Number of</text:span> NS-Records in Revers-Zonen</text:p>
          </table:table-cell>
          <table:table-cell table:style-name="Zuprüfendepunkte.A1" office:value-type="string">
            <text:p text:style-name="P4">It must be ensured that at least two domain controllers are always entered as NS records for all reverse zones. For forward zones, each domain controller must also be entered as an NS record.</text:p>
          </table:table-cell>
          <table:table-cell table:style-name="Zuprüfendepunkte.A1" office:value-type="string">
            <text:p text:style-name="P2"/>
          </table:table-cell>
        </table:table-row>
        <table:table-row>
          <table:table-cell table:style-name="Zuprüfendepunkte.A1" office:value-type="string">
            <text:p text:style-name="P7">Secure configuration of all DNS servers </text:p>
          </table:table-cell>
          <table:table-cell table:style-name="Zuprüfendepunkte.A1" office:value-type="string">
            <text:p text:style-name="P3">The<text:span text:style-name="T2"> </text:span>DNS<text:span text:style-name="T2"> </text:span>server<text:span text:style-name="T2"> </text:span>of<text:span text:style-name="T2"> </text:span>the<text:span text:style-name="T2"> </text:span>Active<text:span text:style-name="T2"> </text:span>Directory<text:span text:style-name="T2"> </text:span>may<text:span text:style-name="T2"> </text:span>only<text:span text:style-name="T2"> </text:span>respond<text:span text:style-name="T2"> </text:span>to<text:span text:style-name="T2"> </text:span>requests<text:span text:style-name="T2"> </text:span>from<text:span text:style-name="T2"> </text:span>the<text:span text:style-name="T2"> </text:span>local<text:span text:style-name="T2"> </text:span>network,<text:span text:style-name="T2"> </text:span>i.e.,<text:span text:style-name="T2"> </text:span>its<text:span text:style-name="T2"> </text:span>own<text:span text:style-name="T2"> </text:span>domain.<text:span text:style-name="T2"> </text:span>Requests<text:span text:style-name="T2"> </text:span>to<text:span text:style-name="T2"> </text:span>a<text:span text:style-name="T2"> </text:span>forwarder<text:span text:style-name="T2"> </text:span>must<text:span text:style-name="T2"> </text:span>be<text:span text:style-name="T2"> </text:span>made<text:span text:style-name="T2"> </text:span>via<text:span text:style-name="T2"> </text:span>random<text:span text:style-name="T2"> </text:span>ports.</text:p>
          </table:table-cell>
          <table:table-cell table:style-name="Zuprüfendepunkte.A1" office:value-type="string">
            <text:p text:style-name="P2"/>
          </table:table-cell>
        </table:table-row>
        <table:table-row>
          <table:table-cell table:style-name="Zuprüfendepunkte.A1" office:value-type="string">
            <text:p text:style-name="P3"><text:span text:style-name="T1">Securing</text:span> <text:span text:style-name="T1">of</text:span> dyn<text:span text:style-name="T1">amic</text:span> DNS-updates</text:p>
          </table:table-cell>
          <table:table-cell table:style-name="Zuprüfendepunkte.A1" office:value-type="string">
            <text:p text:style-name="P3">It<text:span text:style-name="T2"> </text:span>must<text:span text:style-name="T2"> </text:span>be<text:span text:style-name="T2"> </text:span>ensured<text:span text:style-name="T2"> </text:span>that<text:span text:style-name="T2"> </text:span>only<text:span text:style-name="T2"> </text:span>updates<text:span text:style-name="T2"> </text:span>from<text:span text:style-name="T2"> </text:span>secure<text:span text:style-name="T2"> </text:span>clients<text:span text:style-name="T2"> </text:span>are<text:span text:style-name="T2"> </text:span>accepted.<text:span text:style-name="T2"> </text:span>Only<text:span text:style-name="T2"> </text:span>DNS<text:span text:style-name="T2"> </text:span>updates<text:span text:style-name="T2"> </text:span>from<text:span text:style-name="T2"> </text:span>domain<text:span text:style-name="T2"> </text:span>computers<text:span text:style-name="T2"> </text:span>are<text:span text:style-name="T2"> </text:span>considered<text:span text:style-name="T2"> </text:span>secure.</text:p>
          </table:table-cell>
          <table:table-cell table:style-name="Zuprüfendepunkte.A1" office:value-type="string">
            <text:p text:style-name="P2"/>
          </table:table-cell>
        </table:table-row>
        <table:table-row>
          <table:table-cell table:style-name="Zuprüfendepunkte.A1" office:value-type="string">
            <text:p text:style-name="P3">Moitoring <text:span text:style-name="T1">of all </text:span>DNS-Server</text:p>
          </table:table-cell>
          <table:table-cell table:style-name="Zuprüfendepunkte.A1" office:value-type="string">
            <text:p text:style-name="P4">DNS servers must be monitored. This is the only way to quickly detect DNS attacks.</text:p>
          </table:table-cell>
          <table:table-cell table:style-name="Zuprüfendepunkte.A1" office:value-type="string">
            <text:p text:style-name="P2"/>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16:19:12.214424824</meta:creation-date>
    <meta:generator>LibreOffice/24.2.7.2$Linux_X86_64 LibreOffice_project/420$Build-2</meta:generator>
    <dc:date>2025-07-31T16:46:25.196774409</dc:date>
    <meta:editing-duration>PT8M51S</meta:editing-duration>
    <meta:editing-cycles>3</meta:editing-cycles>
    <meta:document-statistic meta:table-count="1" meta:image-count="0" meta:object-count="0" meta:page-count="1" meta:paragraph-count="13" meta:word-count="169" meta:character-count="1018" meta:non-whitespace-character-count="861"/>
  </office:meta>
</office:document-meta>
</file>